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nconsolata" svg:font-family="Inconsolata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color="#000000" loext:opacity="100%"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officeooo:paragraph-rsid="000b1d06" style:font-name-asian="Times New Roman2" style:font-size-asian="18pt" style:font-name-complex="Times New Roman2" style:font-size-complex="18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8pt" officeooo:paragraph-rsid="000b1d06" style:font-name-asian="Times New Roman2" style:font-size-asian="18pt" style:font-name-complex="Times New Roman2" style:font-size-complex="18pt"/>
    </style:style>
    <style:style style:name="P4" style:family="paragraph" style:parent-style-name="Text_20_body">
      <style:paragraph-properties fo:margin-left="0cm" fo:margin-right="0cm" fo:text-align="center" style:justify-single-word="false" fo:text-indent="0cm" style:auto-text-indent="false" fo:padding="0cm" fo:border="none"/>
      <style:text-properties style:font-name="Times New Roman" fo:font-size="18pt" fo:font-weight="bold" officeooo:rsid="000b1d06" officeooo:paragraph-rsid="000b1d06" style:font-size-asian="15.75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6pt" fo:font-weight="bold" officeooo:paragraph-rsid="000b1d06" style:font-name-asian="Times New Roman2" style:font-size-asian="16pt" style:font-weight-asian="bold" style:font-name-complex="Times New Roman2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6pt" fo:font-weight="bold" officeooo:paragraph-rsid="000b1d06" style:font-name-asian="Times New Roman2" style:font-size-asian="16pt" style:font-weight-asian="bold" style:font-name-complex="Times New Roman2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6pt" officeooo:paragraph-rsid="000b1d06" style:font-name-asian="Times New Roman2" style:font-size-asian="16pt" style:font-name-complex="Times New Roman2" style:font-size-complex="16pt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6pt" officeooo:paragraph-rsid="000b1d06" style:font-name-asian="Times New Roman2" style:font-size-asian="16pt" style:font-name-complex="Times New Roman2" style:font-size-complex="16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5pt" officeooo:paragraph-rsid="000b1d06" style:font-name-asian="Times New Roman2" style:font-size-asian="15pt" style:font-name-complex="Times New Roman2" style:font-size-complex="15pt"/>
    </style:style>
    <style:style style:name="P10" style:family="paragraph" style:parent-style-name="Standard">
      <style:paragraph-properties fo:text-align="end" style:justify-single-word="false"/>
      <style:text-properties style:font-name="Times New Roman" officeooo:paragraph-rsid="000b1d06"/>
    </style:style>
    <style:style style:name="P11" style:family="paragraph" style:parent-style-name="Standard">
      <style:text-properties style:font-name="Times New Roman" fo:font-size="14pt" officeooo:paragraph-rsid="000b1d06" style:font-size-asian="14pt" style:font-name-complex="Times New Roman2" style:font-size-complex="14pt"/>
    </style:style>
    <style:style style:name="P12" style:family="paragraph" style:parent-style-name="Standard">
      <style:text-properties style:font-name="Times New Roman" fo:font-size="14pt" fo:language="ru" fo:country="RU" officeooo:paragraph-rsid="000b1d06" style:font-name-asian="Times New Roman2" style:font-size-asian="14pt" style:font-name-complex="Times New Roman2" style:font-size-complex="14pt"/>
    </style:style>
    <style:style style:name="P13" style:family="paragraph" style:parent-style-name="Standard">
      <style:text-properties style:font-name="Times New Roman" fo:font-size="12pt" fo:language="ru" fo:country="RU" officeooo:rsid="0011a40c" officeooo:paragraph-rsid="0011a40c" style:font-name-asian="Times New Roman2" style:font-size-asian="10.5pt" style:font-name-complex="Times New Roman2" style:font-size-complex="12pt"/>
    </style:style>
    <style:style style:name="P14" style:family="paragraph" style:parent-style-name="Text_20_body">
      <style:paragraph-properties fo:margin-left="0cm" fo:margin-right="0cm" fo:text-align="start" style:justify-single-word="false" fo:text-indent="0cm" style:auto-text-indent="false" fo:padding="0cm" fo:border="none"/>
      <style:text-properties style:font-name="Times New Roman" fo:font-size="12pt" fo:font-weight="normal" officeooo:rsid="000b9eb8" officeooo:paragraph-rsid="000b9eb8" style:font-size-asian="10.5pt" style:font-weight-asian="normal" style:font-size-complex="12pt" style:font-weight-complex="normal"/>
    </style:style>
    <style:style style:name="P15" style:family="paragraph" style:parent-style-name="Text_20_body">
      <style:paragraph-properties fo:margin-left="0cm" fo:margin-right="0cm" fo:text-align="start" style:justify-single-word="false" fo:text-indent="0cm" style:auto-text-indent="false" fo:padding="0cm" fo:border="none"/>
      <style:text-properties style:font-name="Times New Roman" fo:font-size="12pt" fo:font-weight="normal" officeooo:rsid="000c9fd5" officeooo:paragraph-rsid="000c9fd5" style:font-size-asian="10.5pt" style:font-weight-asian="normal" style:font-size-complex="12pt" style:font-weight-complex="normal"/>
    </style:style>
    <style:style style:name="P16" style:family="paragraph" style:parent-style-name="Text_20_body">
      <style:paragraph-properties fo:margin-left="0cm" fo:margin-right="0cm" fo:text-align="start" style:justify-single-word="false" fo:text-indent="0cm" style:auto-text-indent="false" fo:padding="0cm" fo:border="none"/>
      <style:text-properties style:font-name="Times New Roman" fo:font-size="12pt" fo:font-weight="normal" officeooo:rsid="000b1d06" officeooo:paragraph-rsid="000b1d06" style:font-size-asian="10.5pt" style:font-weight-asian="normal" style:font-size-complex="12pt" style:font-weight-complex="normal"/>
    </style:style>
    <style:style style:name="P17" style:family="paragraph" style:parent-style-name="Text_20_body">
      <style:text-properties style:font-name="Times New Roman" fo:font-style="normal" style:text-underline-style="none" officeooo:paragraph-rsid="000b1d06" style:font-style-asian="normal" style:font-style-complex="normal" loext:padding="0cm" loext:border="none"/>
    </style:style>
    <style:style style:name="P18" style:family="paragraph" style:parent-style-name="Text_20_body">
      <style:paragraph-properties fo:margin-left="0cm" fo:margin-right="0cm" fo:text-indent="0cm" style:auto-text-indent="false" fo:padding="0cm" fo:border="none"/>
      <style:text-properties style:font-name="Times New Roman" loext:padding="0cm" loext:border="none"/>
    </style:style>
    <style:style style:name="P19" style:family="paragraph" style:parent-style-name="Text_20_body">
      <style:paragraph-properties fo:margin-left="0cm" fo:margin-right="0cm" fo:text-indent="0cm" style:auto-text-indent="false" fo:padding="0cm" fo:border="none"/>
      <style:text-properties style:font-name="Times New Roman"/>
    </style:style>
    <style:style style:name="P20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padding="0cm" fo:border="none"/>
      <style:text-properties style:font-name="Inconsolata" fo:font-size="12pt" fo:font-weight="normal" officeooo:rsid="000b1d06" officeooo:paragraph-rsid="000b1d06" style:font-size-asian="10.5pt" style:font-weight-asian="normal" style:font-size-complex="12pt" style:font-weight-complex="normal"/>
    </style:style>
    <style:style style:name="P21" style:family="paragraph" style:parent-style-name="Text_20_body">
      <style:paragraph-properties fo:margin-left="0cm" fo:margin-right="0cm" fo:text-align="start" style:justify-single-word="false" fo:text-indent="0cm" style:auto-text-indent="false" fo:padding="0cm" fo:border="none"/>
      <style:text-properties style:font-name="Inconsolata" fo:font-size="12pt" fo:font-weight="normal" officeooo:rsid="000c9fd5" officeooo:paragraph-rsid="000c9fd5" style:font-size-asian="10.5pt" style:font-weight-asian="normal" style:font-size-complex="12pt" style:font-weight-complex="normal"/>
    </style:style>
    <style:style style:name="P22" style:family="paragraph" style:parent-style-name="Text_20_body">
      <style:paragraph-properties fo:margin-left="0cm" fo:margin-right="0cm" fo:text-align="start" style:justify-single-word="false" fo:text-indent="0cm" style:auto-text-indent="false" fo:padding="0cm" fo:border="none"/>
      <style:text-properties officeooo:paragraph-rsid="000e949d"/>
    </style:style>
    <style:style style:name="P23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padding="0cm" fo:border="none"/>
      <style:text-properties style:font-name="Liberation Mono" fo:font-size="12pt" fo:font-weight="normal" officeooo:rsid="000b1d06" officeooo:paragraph-rsid="000b1d06" style:font-size-asian="10.5pt" style:font-weight-asian="normal" style:font-size-complex="12pt" style:font-weight-complex="normal"/>
    </style:style>
    <style:style style:name="P24" style:family="paragraph" style:parent-style-name="Text_20_body">
      <style:paragraph-properties fo:margin-left="0cm" fo:margin-right="0cm" fo:text-align="center" style:justify-single-word="false" fo:text-indent="0cm" style:auto-text-indent="false" fo:padding="0cm" fo:border="none"/>
      <style:text-properties officeooo:rsid="000b1d06" officeooo:paragraph-rsid="000b1d06"/>
    </style:style>
    <style:style style:name="P25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6pt" fo:font-weight="bold" officeooo:paragraph-rsid="000b1d06" style:font-name-asian="Times New Roman2" style:font-size-asian="16pt" style:font-weight-asian="bold" style:font-name-complex="Times New Roman2" style:font-size-complex="16pt"/>
    </style:style>
    <style:style style:name="P26" style:family="paragraph" style:parent-style-name="Heading_20_1">
      <style:paragraph-properties fo:text-align="center" style:justify-single-word="false" fo:break-before="page"/>
      <style:text-properties style:font-name="Times New Roman" fo:font-size="18pt" fo:font-weight="bold" officeooo:paragraph-rsid="000b1d06" style:font-size-asian="18pt" style:font-weight-asian="bold" style:font-size-complex="18pt" style:font-weight-complex="bold"/>
    </style:style>
    <style:style style:name="P27" style:family="paragraph" style:parent-style-name="Heading_20_1">
      <style:paragraph-properties fo:text-align="center" style:justify-single-word="false"/>
      <style:text-properties style:font-name="Times New Roman" fo:font-size="18pt" fo:font-weight="bold" officeooo:paragraph-rsid="000b1d06" style:font-size-asian="18pt" style:font-weight-asian="bold" style:font-size-complex="18pt" style:font-weight-complex="bold"/>
    </style:style>
    <style:style style:name="T1" style:family="text">
      <style:text-properties officeooo:rsid="000e5627"/>
    </style:style>
    <style:style style:name="T2" style:family="text">
      <style:text-properties officeooo:rsid="000b1d06"/>
    </style:style>
    <style:style style:name="T3" style:family="text">
      <style:text-properties fo:font-size="16pt" style:font-name-asian="Times New Roman2" style:font-size-asian="16pt" style:font-name-complex="Times New Roman2" style:font-size-complex="16pt"/>
    </style:style>
    <style:style style:name="T4" style:family="text">
      <style:text-properties fo:font-size="16pt" fo:language="ru" fo:country="RU" style:font-name-asian="Times New Roman2" style:font-size-asian="16pt" style:font-name-complex="Times New Roman2" style:font-size-complex="16pt"/>
    </style:style>
    <style:style style:name="T5" style:family="text">
      <style:text-properties fo:font-size="16pt" fo:language="ru" fo:country="RU" officeooo:rsid="000b1d06" style:font-name-asian="Times New Roman2" style:font-size-asian="16pt" style:font-name-complex="Times New Roman2" style:font-size-complex="16pt"/>
    </style:style>
    <style:style style:name="T6" style:family="text">
      <style:text-properties fo:font-size="18pt" fo:font-weight="bold" style:font-size-asian="15.75pt" style:font-weight-asian="bold" style:font-size-complex="18pt" style:font-weight-complex="bold"/>
    </style:style>
    <style:style style:name="T7" style:family="text">
      <style:text-properties loext:padding="0cm" loext:border="none"/>
    </style:style>
    <style:style style:name="T8" style:family="text">
      <style:text-properties style:font-name="Inconsolata"/>
    </style:style>
    <style:style style:name="T9" style:family="text">
      <style:text-properties style:font-name="Inconsolata" fo:font-size="12pt" fo:font-weight="normal" officeooo:rsid="000b1d06" style:font-size-asian="10.5pt" style:font-weight-asian="normal" style:font-size-complex="12pt" style:font-weight-complex="normal"/>
    </style:style>
    <style:style style:name="T10" style:family="text">
      <style:text-properties style:font-name="Inconsolata" officeooo:rsid="000e5627"/>
    </style:style>
    <style:style style:name="T11" style:family="text">
      <style:text-properties style:font-name="Times New Roman"/>
    </style:style>
    <style:style style:name="T12" style:family="text">
      <style:text-properties style:font-name="Times New Roman" fo:font-size="12pt" fo:font-weight="normal" officeooo:rsid="000e5627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0b1d06" style:font-size-asian="10.5pt" style:font-weight-asian="normal" style:font-size-complex="12pt" style:font-weight-complex="normal"/>
    </style:style>
    <style:style style:name="T14" style:family="text">
      <style:text-properties officeooo:rsid="0014bfd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Московский авиационный институт (национальный исследовательский университет)</text:p>
      <text:p text:style-name="P5"/>
      <text:p text:style-name="P9">Институт информационных технологий и прикладной математики </text:p>
      <text:p text:style-name="P9">«Кафедра вычислительной математики и программирования»</text:p>
      <text:p text:style-name="P2"/>
      <text:p text:style-name="P2"/>
      <text:p text:style-name="P2"/>
      <text:p text:style-name="P2"/>
      <text:p text:style-name="P2"/>
      <text:p text:style-name="P7"/>
      <text:p text:style-name="P6">Лабораторная работа по предмету "Дискретный анализ" №1 </text:p>
      <text:p text:style-name="P2"/>
      <text:p text:style-name="P2"/>
      <text:p text:style-name="P2"/>
      <text:p text:style-name="P2"/>
      <text:p text:style-name="P2"/>
      <text:p text:style-name="P2"/>
      <text:p text:style-name="P10"><text:span text:style-name="T3">Студент: Ибрагимов Р</text:span><text:span text:style-name="T4">. Р.</text:span></text:p>
      <text:p text:style-name="P8">Преподаватель: Макаров Н. К.</text:p>
      <text:p text:style-name="P8">Группа: М8О-20<text:span text:style-name="T2">3</text:span>Б-22</text:p>
      <text:p text:style-name="P10"><text:span text:style-name="T3">Дата:</text:span><text:span text:style-name="T4"> </text:span><text:span text:style-name="T5">04</text:span><text:span text:style-name="T4">.0</text:span><text:span text:style-name="T5">3</text:span><text:span text:style-name="T4">.202</text:span><text:span text:style-name="T5">4</text:span><text:span text:style-name="T3"> </text:span></text:p>
      <text:p text:style-name="P8">Оценка:<text:span text:style-name="T2">________</text:span> </text:p>
      <text:p text:style-name="P8">Подпись:<text:span text:style-name="T2">________</text:span>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6" text:outline-level="1"><text:bookmark-start text:name="__RefHeading__738_2004454639"/>Цель работы<text:bookmark-end text:name="__RefHeading__738_2004454639"/></text:h>
      <text:p text:style-name="P11">Познакомиться с линейными сортировками.</text:p>
      <text:h text:style-name="P27" text:outline-level="1"><text:bookmark-start text:name="__RefHeading__740_2004454639"/>Постановка задачи<text:bookmark-end text:name="__RefHeading__740_2004454639"/></text:h>
      <text:p text:style-name="P17">Требуется разработать программу, осуществляющую ввод пар «ключ-значение», их упорядочивание по возрастанию ключа указанным алгоритмом сортировки за линейное время и вывод отсортированной последовательности.<text:line-break/>Вариант задания определяется типом ключа (и соответствующим ему методом сортировки) и типом значения:<text:line-break/>Поразрядная сортировка.</text:p>
      <text:p text:style-name="P18">Тип ключа: числа от 0 до 2<text:span text:style-name="T2">^</text:span>64 - 1.</text:p>
      <text:p text:style-name="P19"><text:span text:style-name="T7">Тип значения: строки фиксированной длины 64 символа, во входных данных могут встретиться строки меньшей длины, при этом строка дополняется до 64-х нулевыми символами, которые не выводятся на экран.</text:span><text:line-break/></text:p>
      <text:p text:style-name="P4">Общие сведения о программе</text:p>
      <text:p text:style-name="P15">В программе представлены две функции:</text:p>
      <text:p text:style-name="P15"><text:span text:style-name="T8">main</text:span> — происходит считывание массива данных в виде ключ-значение, затем этот массив сортируется методом поразрядной сортировки и выводится;</text:p>
      <text:p text:style-name="P15"><text:span text:style-name="T8">RadixSort</text:span> — поразрядная сортировка массива по ключу</text:p>
      <text:p text:style-name="P15">Также используются две структуры данных:</text:p>
      <text:p text:style-name="P21">item <text:span text:style-name="T11">— хранит в себе пару ключ-значение (число и строка)</text:span></text:p>
      <text:p text:style-name="P21">MyMap<text:span text:style-name="T11"> — для создания динамического массива, состоящего из </text:span>item</text:p>
      <text:p text:style-name="P4">Алгоритм решения</text:p>
      <text:p text:style-name="P22"><text:span text:style-name="T12">Для сортировки массива входных данных по ключам будем использовать поразрядную сортировку. Это такой </text:span>алгоритм сортировки, который сортирует числа по разрядам, начиная с наименьшего разряда и заканчивая наибольшим. В данной задаче удобно будет идти не по разрядам числа, а по его байтам. Затем для текущих <text:span text:style-name="T9">i</text:span><text:span text:style-name="T1">-ых байтов ключей заведём массив </text:span><text:span text:style-name="T10">count</text:span><text:span text:style-name="T1">, в котором будем хранить их количество вхождений. Насчитываем префиксные суммы в массиве </text:span><text:span text:style-name="T10">count</text:span><text:span text:style-name="T1">. В конце, проходясь по исходному массиву ключей с конца, записываем элементы в позиции, определяемые формулой: </text:span><text:span text:style-name="T9">--count[((map.data[i - 1].key &gt;&gt; (16 * position)) &amp; Mask)</text:span><text:span text:style-name="T13">.</text:span></text:p>
      <text:p text:style-name="P4">Реализация</text:p>
      <text:p text:style-name="P20">#include &lt;iostream&gt;</text:p>
      <text:p text:style-name="P20">#include &lt;cstdint&gt;</text:p>
      <text:p text:style-name="P20"/>
      <text:p text:style-name="P20"><text:soft-page-break/>struct item {</text:p>
      <text:p text:style-name="P20"><text:s text:c="4"/>uint64_t key;</text:p>
      <text:p text:style-name="P20"><text:s text:c="4"/>char value[65];</text:p>
      <text:p text:style-name="P20">};</text:p>
      <text:p text:style-name="P20"/>
      <text:p text:style-name="P20">struct MyMap{</text:p>
      <text:p text:style-name="P20"><text:s text:c="4"/>item *data;</text:p>
      <text:p text:style-name="P20"><text:s text:c="4"/>uint64_t size;</text:p>
      <text:p text:style-name="P20"><text:s text:c="4"/>uint64_t capacity;</text:p>
      <text:p text:style-name="P20"/>
      <text:p text:style-name="P20"><text:s text:c="4"/>MyMap() {</text:p>
      <text:p text:style-name="P20"><text:s text:c="8"/>data = nullptr;</text:p>
      <text:p text:style-name="P20"><text:s text:c="8"/>size = 0;</text:p>
      <text:p text:style-name="P20"><text:s text:c="8"/>capacity = 0;</text:p>
      <text:p text:style-name="P20"><text:s text:c="4"/>}</text:p>
      <text:p text:style-name="P20">};</text:p>
      <text:p text:style-name="P20"/>
      <text:p text:style-name="P20">const uint64_t Mask = 0xFFFF;</text:p>
      <text:p text:style-name="P20"/>
      <text:p text:style-name="P20">void RadixSort(MyMap &amp;map) {</text:p>
      <text:p text:style-name="P20"><text:s text:c="4"/>for (uint64_t position = 0; position &lt; sizeof(uint64_t) / 2; ++position) {</text:p>
      <text:p text:style-name="P20"><text:s text:c="8"/>item *result = new item[map.size];</text:p>
      <text:p text:style-name="P20"><text:s text:c="8"/>uint64_t *count = new uint64_t[Mask + 1];</text:p>
      <text:p text:style-name="P20"/>
      <text:p text:style-name="P20"><text:s text:c="8"/>for (size_t i = 0; i &lt; Mask + 1; ++i) {</text:p>
      <text:p text:style-name="P20"><text:s text:c="12"/>count[i] = 0;</text:p>
      <text:p text:style-name="P20"><text:s text:c="8"/>}</text:p>
      <text:p text:style-name="P20"/>
      <text:p text:style-name="P20"><text:s text:c="8"/>for (size_t i = 0; i &lt; map.size; ++i) {</text:p>
      <text:p text:style-name="P20"><text:s text:c="12"/>++count[((map.data[i].key &gt;&gt; (16 * position)) &amp; Mask)];</text:p>
      <text:p text:style-name="P20"><text:s text:c="8"/>}</text:p>
      <text:p text:style-name="P20"/>
      <text:p text:style-name="P20"><text:s text:c="8"/>for (size_t i = 1; i &lt; Mask + 1; ++i) {</text:p>
      <text:p text:style-name="P20"><text:s text:c="12"/>count[i] += count[i - 1];</text:p>
      <text:p text:style-name="P20"><text:s text:c="8"/>}</text:p>
      <text:p text:style-name="P20"/>
      <text:p text:style-name="P20"><text:s text:c="8"/>for (size_t i = map.size; i &gt; 0; --i) {</text:p>
      <text:p text:style-name="P20"><text:s text:c="12"/>size_t InsertPosition = --count[((map.data[i - 1].key &gt;&gt; (16 * position)) &amp; Mask)];</text:p>
      <text:p text:style-name="P20"><text:s text:c="12"/>result[InsertPosition] = map.data[i - 1];</text:p>
      <text:p text:style-name="P20"><text:s text:c="8"/>}</text:p>
      <text:p text:style-name="P20"/>
      <text:p text:style-name="P20"><text:s text:c="8"/>delete[] map.data;</text:p>
      <text:p text:style-name="P20"/>
      <text:p text:style-name="P20"><text:s text:c="8"/>map.data = result;</text:p>
      <text:p text:style-name="P20"/>
      <text:p text:style-name="P20"><text:s text:c="8"/>delete[] count;</text:p>
      <text:p text:style-name="P20"><text:s text:c="4"/>}</text:p>
      <text:p text:style-name="P20">}</text:p>
      <text:p text:style-name="P20"/>
      <text:p text:style-name="P20"><text:soft-page-break/>int main() {</text:p>
      <text:p text:style-name="P20"><text:s text:c="4"/>std::ios_base::sync_with_stdio(false);</text:p>
      <text:p text:style-name="P20"><text:s text:c="4"/>std::cin.tie(NULL);</text:p>
      <text:p text:style-name="P20"><text:s text:c="4"/>std::cout.tie(NULL);</text:p>
      <text:p text:style-name="P20"/>
      <text:p text:style-name="P20"><text:s text:c="4"/>MyMap map;</text:p>
      <text:p text:style-name="P20"><text:s text:c="4"/>item input;</text:p>
      <text:p text:style-name="P20"/>
      <text:p text:style-name="P20"><text:s text:c="4"/>while (std::cin &gt;&gt; input.key &gt;&gt; input.value) {</text:p>
      <text:p text:style-name="P20"><text:s text:c="8"/>if (map.data == nullptr) {</text:p>
      <text:p text:style-name="P20"><text:s text:c="12"/>map.capacity = 1;</text:p>
      <text:p text:style-name="P20"><text:s text:c="12"/>map.data = new item[map.capacity];</text:p>
      <text:p text:style-name="P20"><text:s text:c="8"/>}</text:p>
      <text:p text:style-name="P20"><text:s text:c="8"/>else if (map.size == map.capacity) {</text:p>
      <text:p text:style-name="P20"><text:s text:c="12"/>map.capacity *= 2;</text:p>
      <text:p text:style-name="P20"><text:s text:c="12"/>item *NewData = new item[map.capacity];</text:p>
      <text:p text:style-name="P20"><text:s text:c="12"/>for (size_t i = 0; i &lt; map.size; ++i) {</text:p>
      <text:p text:style-name="P20"><text:s text:c="16"/>NewData[i] = map.data[i];</text:p>
      <text:p text:style-name="P20"><text:s text:c="12"/>}</text:p>
      <text:p text:style-name="P20"><text:s text:c="12"/>delete[] map.data;</text:p>
      <text:p text:style-name="P20"><text:s text:c="12"/>map.data = NewData;</text:p>
      <text:p text:style-name="P20"><text:s text:c="8"/>}</text:p>
      <text:p text:style-name="P20"><text:s text:c="8"/>map.data[map.size++] = input;</text:p>
      <text:p text:style-name="P20"><text:s text:c="4"/>}</text:p>
      <text:p text:style-name="P20"/>
      <text:p text:style-name="P20"><text:s text:c="4"/>RadixSort(map);</text:p>
      <text:p text:style-name="P20"/>
      <text:p text:style-name="P20"><text:s text:c="4"/>for (size_t i = 0; i &lt; map.size; ++i) {</text:p>
      <text:p text:style-name="P20"><text:s text:c="8"/>std::cout &lt;&lt; map.data[i].key &lt;&lt; '\t' &lt;&lt; map.data[i].value &lt;&lt; '\n';</text:p>
      <text:p text:style-name="P20"><text:s text:c="4"/>}</text:p>
      <text:p text:style-name="P20"/>
      <text:p text:style-name="P20"><text:s text:c="4"/>delete[] map.data;</text:p>
      <text:p text:style-name="P20"/>
      <text:p text:style-name="P20"><text:s text:c="4"/>return 0;</text:p>
      <text:p text:style-name="P20">}</text:p>
      <text:p text:style-name="P4">Пример работы</text:p>
      <text:p text:style-name="P14">Пример 1<text:line-break/>Ввод: <text:line-break/>0<text:tab/>n399tann9nnt3ttnaaan9nann93na9t3a3t9999na3aan9antt3tn93aat3naatt</text:p>
      <text:p text:style-name="P14">18446744073709551615<text:tab/>n399tann9nnt3ttnaaan9nann93na9t3a3t9999na3aan9antt3tn93aat3naat</text:p>
      <text:p text:style-name="P14">0<text:tab/>n399tann9nnt3ttnaaan9nann93na9t3a3t9999na3aan9antt3tn93aat3naa</text:p>
      <text:p text:style-name="P14">18446744073709551615<text:tab/>n399tann9nnt3ttnaaan9nann93na9t3a3t9999na3aan9antt3tn93aat3na</text:p>
      <text:p text:style-name="P14">Вывод:</text:p>
      <text:p text:style-name="P14">0 <text:s text:c="6"/>n399tann9nnt3ttnaaan9nann93na9t3a3t9999na3aan9antt3tn93aat3naatt</text:p>
      <text:p text:style-name="P14">0 <text:s text:c="6"/>n399tann9nnt3ttnaaan9nann93na9t3a3t9999na3aan9antt3tn93aat3naa</text:p>
      <text:p text:style-name="P14"><text:soft-page-break/>18446744073709551615 <text:s text:c="3"/>n399tann9nnt3ttnaaan9nann93na9t3a3t9999na3aan9antt3tn93aat3naat</text:p>
      <text:p text:style-name="P14">18446744073709551615 <text:s text:c="3"/>n399tann9nnt3ttnaaan9nann93na9t3a3t9999na3aan9antt3tn93aat3na</text:p>
      <text:p text:style-name="P14"/>
      <text:p text:style-name="P14">Пример 2</text:p>
      <text:p text:style-name="P14">Ввод:</text:p>
      <text:p text:style-name="P14">3 a</text:p>
      <text:p text:style-name="P14">24 b</text:p>
      <text:p text:style-name="P14">61 c</text:p>
      <text:p text:style-name="P14">109 d</text:p>
      <text:p text:style-name="P14">900 e</text:p>
      <text:p text:style-name="P14">25 f</text:p>
      <text:p text:style-name="P14">71 g</text:p>
      <text:p text:style-name="P14">94 h</text:p>
      <text:p text:style-name="P14">290 k</text:p>
      <text:p text:style-name="P14">7 l</text:p>
      <text:p text:style-name="P14">Вывод:</text:p>
      <text:p text:style-name="P14">3 <text:s text:c="6"/>a</text:p>
      <text:p text:style-name="P14">7 <text:s text:c="6"/>l</text:p>
      <text:p text:style-name="P14">24 <text:s text:c="5"/>b</text:p>
      <text:p text:style-name="P14">25 <text:s text:c="5"/>f</text:p>
      <text:p text:style-name="P14">61 <text:s text:c="5"/>c</text:p>
      <text:p text:style-name="P14">71 <text:s text:c="5"/>g</text:p>
      <text:p text:style-name="P14">94 <text:s text:c="5"/>h</text:p>
      <text:p text:style-name="P14">109 <text:s text:c="4"/>d</text:p>
      <text:p text:style-name="P14">290 <text:s text:c="4"/>k</text:p>
      <text:p text:style-name="P14">900 <text:s text:c="4"/>e</text:p>
      <text:p text:style-name="P4">Сравнение производительности</text:p>
      <text:p text:style-name="P24"><text:span text:style-name="T6"/></text:p>
      <text:p text:style-name="P23">zendroix@zendroix-ASUSLaptop:~/Coding/Labs/DA/lab1$ ./test.out</text:p>
      <text:p text:style-name="P23">10000</text:p>
      <text:p text:style-name="P23">The time of std::stable_sort: 13 ms</text:p>
      <text:p text:style-name="P23">CORRECT</text:p>
      <text:p text:style-name="P23">The time of radix: 9 ms</text:p>
      <text:p text:style-name="P23"><text:soft-page-break/>CORRECT</text:p>
      <text:p text:style-name="P23">zendroix@zendroix-ASUSLaptop:~/Coding/Labs/DA/lab1$ ./test.out</text:p>
      <text:p text:style-name="P23">100000</text:p>
      <text:p text:style-name="P23">The time of std::stable_sort: 56 ms</text:p>
      <text:p text:style-name="P23">CORRECT</text:p>
      <text:p text:style-name="P23">The time of radix: 33 ms</text:p>
      <text:p text:style-name="P23">CORRECT</text:p>
      <text:p text:style-name="P23">zendroix@zendroix-ASUSLaptop:~/Coding/Labs/DA/lab1$ ./test.out</text:p>
      <text:p text:style-name="P23">1000000</text:p>
      <text:p text:style-name="P23">The time of std::stable_sort: 663 ms</text:p>
      <text:p text:style-name="P23">CORRECT</text:p>
      <text:p text:style-name="P23">The time of radix: 541 ms</text:p>
      <text:p text:style-name="P23">CORRECT</text:p>
      <text:p text:style-name="P23">zendroix@zendroix-ASUSLaptop:~/Coding/Labs/DA/lab1$ ./test.out</text:p>
      <text:p text:style-name="P23">10000000</text:p>
      <text:p text:style-name="P23">The time of std::stable_sort: 8224 ms</text:p>
      <text:p text:style-name="P23">CORRECT</text:p>
      <text:p text:style-name="P23">The time of radix: 6430 ms</text:p>
      <text:p text:style-name="P23">CORRECT</text:p>
      <text:p text:style-name="P16">Видно, что поразрядная сортировка работает быстрее <text:span text:style-name="T14">stable_sort, т. к. сложность первой сортировки составляет O(n*k), а второй — O(n*log n), где n — размер входных данных, k — количество разрядов в наибольшем числе.</text:span></text:p>
      <text:p text:style-name="P4">Вывод</text:p>
      <text:p text:style-name="P13">В ходе выполнения данной лабораторной работы я научился реализовывать алгоритмы поразрядной сортировки и сортировки подсчётом, которые работают за линейное время. При отладке программы понял, что не стоит совмещать в одной программе функции ввода-вывода C и C++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nconsolata" svg:font-family="Inconsolata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Верхний_20_и_20_нижний_20_колонтитулы" style:display-name="Верхний и нижний колонтитулы" style:family="paragraph" style:parent-style-name="Standard" style:default-outline-level="" style:list-style-name="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Верхний_20_и_20_нижний_20_колонтитулы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499cm" fo:margin-bottom="0.199cm" style:contextual-spacing="false" fo:line-height="100%" fo:keep-together="always" fo:keep-with-next="always"/>
      <style:text-properties fo:font-size="20pt" style:font-size-asian="20pt" style:font-size-complex="20pt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loext:num-list-format="%2%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" loext:num-list-format="%3%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loext:num-list-format="%5%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" loext:num-list-format="%6%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" loext:num-list-format="%8%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" loext:num-list-format="%9%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color="#000000" loext:opacity="100%" style:font-name="Times New Roman1" fo:font-size="12pt" fo:font-weight="bold" style:font-size-asian="12pt" style:font-weight-asian="bold" style:font-size-complex="12pt" style:font-weight-complex="bold"/>
    </style:style>
    <style:style style:name="MT1" style:family="text">
      <style:text-properties officeooo:rsid="000e562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0.84cm" fo:margin-left="1.905cm" fo:margin-right="1.905cm" style:writing-mode="lr-tb" style:layout-grid-color="#c0c0c0" style:layout-grid-lines="48" style:layout-grid-base-height="0.459cm" style:layout-grid-ruby-height="0.069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861cm" fo:margin-left="0cm" fo:margin-right="0cm" fo:margin-top="0.76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footer>
        <text:p text:style-name="MP1">Москва 202<text:span text:style-name="MT1">4</text:span> г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8T18:01:43.973987109</meta:creation-date>
    <meta:generator>LibreOffice/7.6.5.2$Linux_X86_64 LibreOffice_project/60$Build-2</meta:generator>
    <dc:date>2024-03-18T20:02:24.149234523</dc:date>
    <meta:editing-duration>PT2H25S</meta:editing-duration>
    <meta:editing-cycles>10</meta:editing-cycles>
    <meta:document-statistic meta:table-count="0" meta:image-count="0" meta:object-count="0" meta:page-count="6" meta:paragraph-count="156" meta:word-count="721" meta:character-count="5793" meta:non-whitespace-character-count="4718"/>
  </office:meta>
</office:document-meta>
</file>